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 Serif" svg:font-family="'Liberation Sans Serif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5.51cm"/>
    </style:style>
    <style:style style:name="gr3" style:family="graphic" style:parent-style-name="standard">
      <style:graphic-properties draw:textarea-horizontal-align="justify" draw:textarea-vertical-align="middle" draw:auto-grow-height="false" fo:min-height="1.872cm" fo:min-width="5.864cm"/>
    </style:style>
    <style:style style:name="gr4" style:family="graphic" style:parent-style-name="standard">
      <style:graphic-properties draw:textarea-horizontal-align="justify" draw:textarea-vertical-align="middle" draw:auto-grow-height="false" fo:min-height="1.872cm" fo:min-width="3.036cm"/>
    </style:style>
    <style:style style:name="gr5" style:family="graphic" style:parent-style-name="standard">
      <style:graphic-properties draw:textarea-horizontal-align="justify" draw:textarea-vertical-align="middle" draw:auto-grow-height="false" fo:min-height="2.014cm" fo:min-width="3.32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BrightBlue-title">
      <style:graphic-properties fo:min-height="2.6cm"/>
    </style:style>
    <style:style style:name="pr2" style:family="presentation" style:parent-style-name="BrightBlue-subtitle">
      <style:graphic-properties draw:fill-color="#ffffff" fo:min-height="9.134cm"/>
    </style:style>
    <style:style style:name="pr3" style:family="presentation" style:parent-style-name="BrightBlue-notes">
      <style:graphic-properties draw:fill-color="#ffffff" draw:auto-grow-height="true" fo:min-height="13.364cm"/>
    </style:style>
    <style:style style:name="pr4" style:family="presentation" style:parent-style-name="BrightBlue-outline1">
      <style:graphic-properties fo:min-height="8.884cm"/>
    </style:style>
    <style:style style:name="pr5" style:family="presentation" style:parent-style-name="BrightBlue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20pt" style:font-size-asian="20pt" style:font-size-complex="20pt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text-properties style:font-name="Liberation Sans Serif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 Seri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Programming</text:p>
          </draw:text-box>
        </draw:frame>
        <draw:frame presentation:style-name="pr2" draw:text-style-name="P1" draw:layer="layout" svg:width="25.2cm" svg:height="9.134cm" svg:x="1.4cm" svg:y="3.8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llaboration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header>
                <text:p/>
                <text:p><text:span text:style-name="T1"/></text:p>
              </text:list-header>
            </text:list>
          </draw:text-box>
        </draw:frame>
        <draw:frame draw:style-name="gr2" draw:text-style-name="P2" draw:layer="layout" svg:width="21cm" svg:height="5.76cm" svg:x="0.4cm" svg:y="3.8cm">
          <draw:text-box>
            <text:p><text:span text:style-name="T2">Organization as team, where to start?</text:span></text:p>
            <text:p><text:span text:style-name="T2"/></text:p>
            <text:p><text:span text:style-name="T2">1. Make a plan</text:span></text:p>
            <text:p><text:span text:style-name="T2">2. Decompose tasks</text:span></text:p>
            <text:p><text:span text:style-name="T2">3. Define “user stories”</text:span></text:p>
            <text:p><text:span text:style-name="T2">4. Code</text:span></text:p>
            <text:p><text:span text:style-name="T2">5. Communicate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Make a plan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Define what you want (vision)</text:p>
                <text:list>
                  <text:list-item>
                    <text:p>Ex.: I want to have 100% on my project 2</text:p>
                  </text:list-item>
                </text:list>
              </text:list-item>
              <text:list-item>
                <text:p>Define your objectives (the “how”)</text:p>
                <text:list>
                  <text:list-item>
                    <text:p>SMART</text:p>
                    <text:list>
                      <text:list-item>
                        <text:p><text:span text:style-name="T3">Specific</text:span> (make money VS make 100k)</text:p>
                      </text:list-item>
                      <text:list-item>
                        <text:p><text:span text:style-name="T3">Measurable</text:span> (success VS failure, key indicator)</text:p>
                      </text:list-item>
                      <text:list-item>
                        <text:p><text:span text:style-name="T3">Achievable</text:span> (not too easy, not too hard)</text:p>
                      </text:list-item>
                      <text:list-item>
                        <text:p><text:span text:style-name="T3">Realistic</text:span> (resource management<text:tab/>)</text:p>
                      </text:list-item>
                      <text:list-item>
                        <text:p><text:span text:style-name="T3">Time-Bound</text:span> (when should it be done)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compose tasks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The smaller the job, the easier it is</text:p>
              </text:list-item>
              <text:list-item>
                <text:p>Dependent steps vs independent</text:p>
              </text:list-item>
              <text:list-item>
                <text:p>Ex.:</text:p>
                <text:p/>
                <text:p/>
              </text:list-item>
            </text:list>
          </draw:text-box>
        </draw:frame>
        <draw:custom-shape draw:style-name="gr3" draw:text-style-name="P3" draw:layer="layout" svg:width="9cm" svg:height="3cm" svg:x="9.6cm" svg:y="7.2cm">
          <text:p text:style-name="P3">Getting data from a websi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cm" svg:height="3cm" svg:x="2.4cm" svg:y="11.4cm">
          <text:p text:style-name="P3">1. Find the UR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5cm" svg:height="3cm" svg:x="8cm" svg:y="11.4cm">
          <text:p text:style-name="P3">2. Call the URL <text:line-break/>with c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4cm" svg:height="3.2cm" svg:x="13.5cm" svg:y="11.4cm">
          <text:p text:style-name="P3">3. Understand the<text:line-break/>respon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5.4cm" svg:height="3.2cm" svg:x="19.2cm" svg:y="11.2cm">
          <text:p text:style-name="P3">4. Use the needed<text:line-break/>dat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1cm" svg:y1="9.8cm" svg:x2="4.8cm" svg:y2="11.4cm">
          <text:p/>
        </draw:line>
        <draw:line draw:style-name="gr6" draw:text-style-name="P4" draw:layer="layout" svg:x1="14.2cm" svg:y1="10.2cm" svg:x2="10.6cm" svg:y2="11.4cm">
          <text:p/>
        </draw:line>
        <draw:line draw:style-name="gr6" draw:text-style-name="P4" draw:layer="layout" svg:x1="14cm" svg:y1="10.2cm" svg:x2="16.2cm" svg:y2="11.4cm">
          <text:p/>
        </draw:line>
        <draw:line draw:style-name="gr6" draw:text-style-name="P4" draw:layer="layout" svg:x1="17.2cm" svg:y1="9.8cm" svg:x2="20cm" svg:y2="11.6cm">
          <text:p/>
        </draw:lin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Define user stories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 good way to define how to do a task</text:p>
              </text:list-item>
              <text:list-item>
                <text:p>A feature that can be seen from the user perspective. A goal to keep and an aid to focus.</text:p>
                <text:p/>
                <text:p>As a [persona], I want to [the intent] so that I can [the achievement]</text:p>
                <text:p/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de</text:p>
          </draw:text-box>
        </draw:frame>
        <draw:frame presentation:style-name="pr4" draw:text-style-name="P5" draw:layer="layout" svg:width="25.2cm" svg:height="9.134cm" svg:x="1.4cm" svg:y="3.8cm" presentation:class="outline">
          <draw:text-box>
            <text:list text:style-name="L2">
              <text:list-item>
                <text:p><text:span text:style-name="T4">Cut out from distractions (cellphones, social apps, etc.)</text:span></text:p>
                <text:list>
                  <text:list-item>
                    <text:p><text:span text:style-name="T4">Your brain needs concentration to define logic</text:span></text:p>
                  </text:list-item>
                </text:list>
              </text:list-item>
              <text:list-item>
                <text:p><text:span text:style-name="T4">Plan down the logic in comments (also called pseudo-code)</text:span></text:p>
              </text:list-item>
              <text:list-item>
                <text:p><text:span text:style-name="T4">Code a few line, execute, code a few more, etc.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Communicate</text:p>
          </draw:text-box>
        </draw:frame>
        <draw:frame presentation:style-name="pr4" draw:layer="layout" svg:width="25.2cm" svg:height="9.134cm" svg:x="1.4cm" svg:y="3.8cm" presentation:class="outline">
          <draw:text-box>
            <text:list text:style-name="L2">
              <text:list-item>
                <text:p>At some point, your code will need to be shared with others</text:p>
                <text:list>
                  <text:list-item>
                    <text:p>Distribute by partner</text:p>
                  </text:list-item>
                  <text:list-item>
                    <text:p>Distribute by tasks</text:p>
                  </text:list-item>
                </text:list>
              </text:list-item>
              <text:list-item>
                <text:p>Plan time for integration</text:p>
              </text:list-item>
              <text:list-item>
                <text:p>Sharing</text:p>
                <text:list>
                  <text:list-item>
                    <text:p>Github is the best choice</text:p>
                  </text:list-item>
                  <text:list-item>
                    <text:p>Any app that can share text (mail, whatsapp, etc.)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1" draw:layer="layout" svg:width="19.5cm" svg:height="2.6cm" svg:x="1.4cm" svg:y="0.6cm" presentation:class="title">
          <draw:text-box>
            <text:p>Exercices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 Serif" svg:font-family="'Liberation Sans Serif'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1-18T19:55:51.571459135</meta:creation-date>
    <meta:editing-duration>P4DT7H26M10S</meta:editing-duration>
    <meta:editing-cycles>43</meta:editing-cycles>
    <meta:generator>LibreOffice/6.0.7.3$Linux_X86_64 LibreOffice_project/00m0$Build-3</meta:generator>
    <dc:title>Bright Blue</dc:title>
    <dc:date>2023-04-11T14:37:19.041896668</dc:date>
    <meta:document-statistic meta:object-count="63"/>
  </office:meta>
</office:document-meta>
</file>